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KacstQurn" svg:font-family="KacstQurn"/>
    <style:font-face style:name="OpenSymbol" svg:font-family="OpenSymbol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deling</text:h>
      <text:p text:style-name="Standard">De gebruikers van de applicatie zijn onder te verdelen in </text:p>
      <text:list xml:id="list827820771" text:style-name="L2">
        <text:list-item>
          <text:p text:style-name="P1">Sites aanmaken/verwijderen/beheren</text:p>
          <text:list>
            <text:list-item>
              <text:p text:style-name="P1">het superadmin-gedeelte</text:p>
            </text:list-item>
          </text:list>
        </text:list-item>
        <text:list-item>
          <text:p text:style-name="P1">1 Site beheren</text:p>
          <text:list>
            <text:list-item>
              <text:p text:style-name="P1">het siteadmin-gedeelte</text:p>
            </text:list-item>
          </text:list>
        </text:list-item>
        <text:list-item>
          <text:p text:style-name="P1">Pagina's bezoeken</text:p>
          <text:list>
            <text:list-item>
              <text:p text:style-name="P1">het ingelogde gebruiker-gedeelte</text:p>
            </text:list-item>
            <text:list-item>
              <text:p text:style-name="P1">het niet-ingelogde-gebruikers-gedeelte</text:p>
            </text:list-item>
          </text:list>
        </text:list-item>
        <text:list-item>
          <text:p text:style-name="P1">REST API verzoeken</text:p>
        </text:list-item>
        <text:list-item>
          <text:p text:style-name="P1">RSS verzoeken</text:p>
        </text:list-item>
      </text:list>
      <text:p text:style-name="Standard"/>
      <text:p text:style-name="Standard">Dit levert vijf verschillende controllers op. Welk van de controllers ook aangeroepen wordt, altijd is Wi3 beschikbaar. Wi3 wordt namelijk geladen in de bootstrap.php. </text:p>
      <text:p text:style-name="Standard"/>
      <text:p text:style-name="Standard">De Controllers extenden Controller_login, die de gebruiker probeert in te loggen, waarna de ingelogde gebruiker in Wi3::$auth-&gt;$user komt te staa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KacstQurn" svg:font-family="KacstQurn"/>
    <style:font-face style:name="OpenSymbol" svg:font-family="OpenSymbol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KacstQurn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KacstQurn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KacstQurn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KacstQur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KacstQurn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em Mulder</meta:initial-creator>
    <meta:creation-date>2010-08-31T20:59:44</meta:creation-date>
    <dc:date>2010-09-01T13:37:19</dc:date>
    <dc:creator>Willem Mulder</dc:creator>
    <meta:editing-duration>PT08H14M28S</meta:editing-duration>
    <meta:editing-cycles>40</meta:editing-cycles>
    <meta:generator>OpenOffice.org/3.2$Linux OpenOffice.org_project/320m12$Build-9483</meta:generator>
    <meta:document-statistic meta:table-count="0" meta:image-count="0" meta:object-count="0" meta:page-count="1" meta:paragraph-count="13" meta:word-count="85" meta:character-count="602"/>
  </office:meta>
</office:document-meta>
</file>